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4cm"/>
    </style:style>
    <style:style style:name="co3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104"/>
    <style:style style:name="ce4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shapes>
          <draw:frame draw:z-index="0" draw:style-name="gr1" draw:text-style-name="P1" svg:width="16.007cm" svg:height="9.002cm" svg:x="16.673cm" svg:y="1.174cm">
            <draw:object draw:notify-on-update-of-ranges="Full1.C2:Full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Temps nota</text:p>
          </table:table-cell>
          <table:table-cell office:value-type="string" calcext:value-type="string">
            <text:p>Temps fi</text:p>
          </table:table-cell>
          <table:table-cell office:value-type="string" calcext:value-type="string">
            <text:p>Temps</text:p>
          </table:table-cell>
          <table:table-cell/>
          <table:table-cell office:value-type="float" office:value="0.016" calcext:value-type="float">
            <text:p>0,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2]/[.B2]" office:value-type="float" office:value="0.678" calcext:value-type="float">
            <text:p>0,68</text:p>
          </table:table-cell>
          <table:table-cell/>
          <table:table-cell office:value-type="float" office:value="0.678" calcext:value-type="float">
            <text:p>0,68</text:p>
          </table:table-cell>
          <table:table-cell office:value-type="float" office:value="0.65" calcext:value-type="float">
            <text:p>0,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3]/[.B3]" office:value-type="float" office:value="0.548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1.096" calcext:value-type="float">
            <text:p>1,10</text:p>
          </table:table-cell>
          <table:table-cell office:value-type="float" office:value="0.55" calcext:value-type="float">
            <text:p>0,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E4]/[.B4]" office:value-type="float" office:value="0.544666666666667" calcext:value-type="float">
            <text:p>0,54</text:p>
          </table:table-cell>
          <table:table-cell office:value-type="float" office:value="0.8" calcext:value-type="float">
            <text:p>0,8</text:p>
          </table:table-cell>
          <table:table-cell office:value-type="float" office:value="1.634" calcext:value-type="float">
            <text:p>1,63</text:p>
          </table:table-cell>
          <table:table-cell table:formula="of:=[.F3]-deltav" office:value-type="float" office:value="0.534" calcext:value-type="float">
            <text:p>0,5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E5]/[.B5]" office:value-type="float" office:value="0.527" calcext:value-type="float">
            <text:p>0,53</text:p>
          </table:table-cell>
          <table:table-cell/>
          <table:table-cell office:value-type="float" office:value="2.108" calcext:value-type="float">
            <text:p>2,11</text:p>
          </table:table-cell>
          <table:table-cell table:formula="of:=[.F4]-deltav" office:value-type="float" office:value="0.518" calcext:value-type="float">
            <text:p>0,5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E6]/[.B6]" office:value-type="float" office:value="0.5428" calcext:value-type="float">
            <text:p>0,54</text:p>
          </table:table-cell>
          <table:table-cell/>
          <table:table-cell office:value-type="float" office:value="2.714" calcext:value-type="float">
            <text:p>2,71</text:p>
          </table:table-cell>
          <table:table-cell table:formula="of:=[.F5]-deltav" office:value-type="float" office:value="0.502" calcext:value-type="float">
            <text:p>0,5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E7]/[.B7]" office:value-type="float" office:value="0.452333333333333" calcext:value-type="float">
            <text:p>0,45</text:p>
          </table:table-cell>
          <table:table-cell/>
          <table:table-cell office:value-type="float" office:value="2.714" calcext:value-type="float">
            <text:p>2,71</text:p>
          </table:table-cell>
          <table:table-cell table:formula="of:=[.F6]-deltav" office:value-type="float" office:value="0.486" calcext:value-type="float">
            <text:p>0,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E8]/[.B8]" office:value-type="float" office:value="0.443285714285714" calcext:value-type="float">
            <text:p>0,44</text:p>
          </table:table-cell>
          <table:table-cell/>
          <table:table-cell office:value-type="float" office:value="3.103" calcext:value-type="float">
            <text:p>3,10</text:p>
          </table:table-cell>
          <table:table-cell table:formula="of:=[.F7]-deltav" office:value-type="float" office:value="0.47" calcext:value-type="float">
            <text:p>0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E9]/[.B9]" office:value-type="float" office:value="0.426625" calcext:value-type="float">
            <text:p>0,43</text:p>
          </table:table-cell>
          <table:table-cell/>
          <table:table-cell office:value-type="float" office:value="3.413" calcext:value-type="float">
            <text:p>3,41</text:p>
          </table:table-cell>
          <table:table-cell table:formula="of:=[.F8]-deltav" office:value-type="float" office:value="0.454" calcext:value-type="float">
            <text:p>0,4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E10]/[.B10]" office:value-type="float" office:value="0.428888888888889" calcext:value-type="float">
            <text:p>0,43</text:p>
          </table:table-cell>
          <table:table-cell/>
          <table:table-cell office:value-type="float" office:value="3.86" calcext:value-type="float">
            <text:p>3,86</text:p>
          </table:table-cell>
          <table:table-cell table:formula="of:=[.F9]-deltav" office:value-type="float" office:value="0.438" calcext:value-type="float">
            <text:p>0,4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E11]/[.B11]" office:value-type="float" office:value="0.386" calcext:value-type="float">
            <text:p>0,39</text:p>
          </table:table-cell>
          <table:table-cell/>
          <table:table-cell office:value-type="float" office:value="3.86" calcext:value-type="float">
            <text:p>3,86</text:p>
          </table:table-cell>
          <table:table-cell table:formula="of:=[.F10]-deltav" office:value-type="float" office:value="0.422" calcext:value-type="float">
            <text:p>0,4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E12]/[.B12]" office:value-type="float" office:value="0.350909090909091" calcext:value-type="float">
            <text:p>0,35</text:p>
          </table:table-cell>
          <table:table-cell/>
          <table:table-cell office:value-type="float" office:value="3.86" calcext:value-type="float">
            <text:p>3,86</text:p>
          </table:table-cell>
          <table:table-cell table:formula="of:=[.F11]-deltav" office:value-type="float" office:value="0.406" calcext:value-type="float">
            <text:p>0,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E13]/[.B13]" office:value-type="float" office:value="0.322666666666667" calcext:value-type="float">
            <text:p>0,32</text:p>
          </table:table-cell>
          <table:table-cell/>
          <table:table-cell office:value-type="float" office:value="3.872" calcext:value-type="float">
            <text:p>3,87</text:p>
          </table:table-cell>
          <table:table-cell table:formula="of:=[.F12]-deltav"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E14]/[.B14]" office:value-type="float" office:value="0" calcext:value-type="float">
            <text:p>0,00</text:p>
          </table:table-cell>
          <table:table-cell table:number-columns-repeated="2"/>
          <table:table-cell table:formula="of:=[.F13]-deltav" office:value-type="float" office:value="0.374" calcext:value-type="float">
            <text:p>0,3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E15]/[.B15]" office:value-type="float" office:value="0" calcext:value-type="float">
            <text:p>0,00</text:p>
          </table:table-cell>
          <table:table-cell table:number-columns-repeated="2"/>
          <table:table-cell table:formula="of:=[.F14]-deltav" office:value-type="float" office:value="0.358" calcext:value-type="float">
            <text:p>0,3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E16]/[.B16]" office:value-type="float" office:value="0" calcext:value-type="float">
            <text:p>0,00</text:p>
          </table:table-cell>
          <table:table-cell table:number-columns-repeated="2"/>
          <table:table-cell table:formula="of:=[.F15]-deltav" office:value-type="float" office:value="0.342" calcext:value-type="float">
            <text:p>0,3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E17]/[.B17]" office:value-type="float" office:value="0" calcext:value-type="float">
            <text:p>0,00</text:p>
          </table:table-cell>
          <table:table-cell table:number-columns-repeated="2"/>
          <table:table-cell table:formula="of:=[.F16]-deltav" office:value-type="float" office:value="0.326" calcext:value-type="float">
            <text:p>0,3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E18]/[.B18]" office:value-type="float" office:value="0" calcext:value-type="float">
            <text:p>0,00</text:p>
          </table:table-cell>
          <table:table-cell table:number-columns-repeated="2"/>
          <table:table-cell table:formula="of:=[.F17]-deltav"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E19]/[.B19]" office:value-type="float" office:value="0" calcext:value-type="float">
            <text:p>0,00</text:p>
          </table:table-cell>
          <table:table-cell table:number-columns-repeated="2"/>
          <table:table-cell table:formula="of:=[.F18]-deltav" office:value-type="float" office:value="0.294" calcext:value-type="float">
            <text:p>0,2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E20]/[.B20]" office:value-type="float" office:value="0" calcext:value-type="float">
            <text:p>0,00</text:p>
          </table:table-cell>
          <table:table-cell table:number-columns-repeated="2"/>
          <table:table-cell table:formula="of:=[.F19]-deltav" office:value-type="float" office:value="0.278" calcext:value-type="float">
            <text:p>0,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E21]/[.B21]" office:value-type="float" office:value="0" calcext:value-type="float">
            <text:p>0,00</text:p>
          </table:table-cell>
          <table:table-cell table:number-columns-repeated="2"/>
          <table:table-cell table:formula="of:=[.F20]-deltav" office:value-type="float" office:value="0.262" calcext:value-type="float">
            <text:p>0,2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E22]/[.B22]" office:value-type="float" office:value="0" calcext:value-type="float">
            <text:p>0,00</text:p>
          </table:table-cell>
          <table:table-cell table:number-columns-repeated="2"/>
          <table:table-cell table:formula="of:=[.F21]-deltav" office:value-type="float" office:value="0.246" calcext:value-type="float">
            <text:p>0,2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E23]/[.B23]" office:value-type="float" office:value="0" calcext:value-type="float">
            <text:p>0,00</text:p>
          </table:table-cell>
          <table:table-cell table:number-columns-repeated="2"/>
          <table:table-cell table:formula="of:=[.F22]-deltav"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E24]/[.B24]" office:value-type="float" office:value="0" calcext:value-type="float">
            <text:p>0,00</text:p>
          </table:table-cell>
          <table:table-cell table:number-columns-repeated="2"/>
          <table:table-cell table:formula="of:=[.F23]-deltav" office:value-type="float" office:value="0.214" calcext:value-type="float">
            <text:p>0,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E25]/[.B25]" office:value-type="float" office:value="0" calcext:value-type="float">
            <text:p>0,00</text:p>
          </table:table-cell>
          <table:table-cell table:number-columns-repeated="2"/>
          <table:table-cell table:formula="of:=[.F24]-deltav" office:value-type="float" office:value="0.198" calcext:value-type="float">
            <text:p>0,1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E26]/[.B26]" office:value-type="float" office:value="0" calcext:value-type="float">
            <text:p>0,00</text:p>
          </table:table-cell>
          <table:table-cell table:number-columns-repeated="2"/>
          <table:table-cell table:formula="of:=[.F25]-deltav" office:value-type="float" office:value="0.182" calcext:value-type="float">
            <text:p>0,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E27]/[.B27]" office:value-type="float" office:value="0" calcext:value-type="float">
            <text:p>0,00</text:p>
          </table:table-cell>
          <table:table-cell table:number-columns-repeated="2"/>
          <table:table-cell table:formula="of:=[.F26]-deltav" office:value-type="float" office:value="0.166" calcext:value-type="float">
            <text:p>0,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E28]/[.B28]" office:value-type="float" office:value="0" calcext:value-type="float">
            <text:p>0,00</text:p>
          </table:table-cell>
          <table:table-cell table:number-columns-repeated="2"/>
          <table:table-cell table:formula="of:=[.F27]-deltav" office:value-type="float" office:value="0.15" calcext:value-type="float">
            <text:p>0,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E29]/[.B29]" office:value-type="float" office:value="0" calcext:value-type="float">
            <text:p>0,00</text:p>
          </table:table-cell>
          <table:table-cell table:number-columns-repeated="2"/>
          <table:table-cell table:formula="of:=[.F28]-deltav" office:value-type="float" office:value="0.134" calcext:value-type="float">
            <text:p>0,1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E30]/[.B30]" office:value-type="float" office:value="0" calcext:value-type="float">
            <text:p>0,00</text:p>
          </table:table-cell>
          <table:table-cell table:number-columns-repeated="2"/>
          <table:table-cell table:formula="of:=[.F29]-deltav" office:value-type="float" office:value="0.118" calcext:value-type="float">
            <text:p>0,1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E31]/[.B31]" office:value-type="float" office:value="0" calcext:value-type="float">
            <text:p>0,00</text:p>
          </table:table-cell>
          <table:table-cell table:number-columns-repeated="2"/>
          <table:table-cell table:formula="of:=[.F30]-deltav" office:value-type="float" office:value="0.102" calcext:value-type="float">
            <text:p>0,1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E32]/[.B32]" office:value-type="float" office:value="0" calcext:value-type="float">
            <text:p>0,00</text:p>
          </table:table-cell>
          <table:table-cell table:number-columns-repeated="2"/>
          <table:table-cell table:formula="of:=[.F31]-deltav" office:value-type="float" office:value="0.0859999999999997" calcext:value-type="float">
            <text:p>0,0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E33]/[.B33]" office:value-type="float" office:value="0" calcext:value-type="float">
            <text:p>0,00</text:p>
          </table:table-cell>
          <table:table-cell table:number-columns-repeated="2"/>
          <table:table-cell table:formula="of:=[.F32]-deltav" office:value-type="float" office:value="0.0699999999999997" calcext:value-type="float">
            <text:p>0,0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3" calcext:value-type="float">
            <text:p>63</text:p>
          </table:table-cell>
          <table:table-cell table:formula="of:=[.I36]-[.I35]" office:value-type="float" office:value="19" calcext:value-type="float">
            <text:p>19</text:p>
          </table:table-cell>
          <table:table-cell table:formula="of:=[.J36]/31" office:value-type="float" office:value="0.612903225806452" calcext:value-type="float">
            <text:p>0,612903225806452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0.71" calcext:value-type="float">
            <text:p>0,71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float" office:value="4" calcext:value-type="float">
            <text:p>4,00</text:p>
          </table:table-cell>
          <table:table-cell table:formula="of:=[.E41]*[.B41]/[.C41]" office:value-type="float" office:value="0.284" calcext:value-type="float">
            <text:p>0,284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Pause</text:p>
          </table:table-cell>
          <table:table-cell/>
        </table:table-row>
        <table:table-row table:style-name="ro1">
          <table:table-cell/>
          <table:table-cell office:value-type="float" office:value="0.141" calcext:value-type="float">
            <text:p>0,141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float" office:value="4" calcext:value-type="float">
            <text:p>4,00</text:p>
          </table:table-cell>
          <table:table-cell table:formula="of:=[.E42]*[.B42]/[.C42]" office:value-type="float" office:value="0.0564" calcext:value-type="float">
            <text:p>0,05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ce length: 1‐5, tone duration 0.42 seconds, pause between tones 0.05 second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quence length: 6‐13, tone duration 0.32 seconds, pause between tones 0.05 second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quence length: 14‐31, tone duration 0.22 seconds, pause between tones 0.05 seconds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o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5"/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F#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z</text:p>
          </table:table-cell>
          <table:table-cell table:style-name="ce4" table:formula="of:=[.D5]*duració" office:value-type="float" office:value="11.1" calcext:value-type="float">
            <text:p>11</text:p>
          </table:table-cell>
          <table:table-cell table:style-name="ce4" table:formula="of:=437500/[.D5]-30.125" office:value-type="float" office:value="2334.73986486486" calcext:value-type="float">
            <text:p>2335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Hz</text:p>
          </table:table-cell>
          <table:table-cell table:style-name="ce4" table:formula="of:=[.K5]*duració" office:value-type="float" office:value="24.9" calcext:value-type="float">
            <text:p>25</text:p>
          </table:table-cell>
          <table:table-cell table:style-name="ce4" table:formula="of:=437500/[.K5]-30.125" office:value-type="float" office:value="1024.09186746988" calcext:value-type="float">
            <text:p>1024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3</text:p>
          </table:table-cell>
          <table:table-cell office:value-type="float" office:value="246.94" calcext:value-type="float">
            <text:p>246,94</text:p>
          </table:table-cell>
          <table:table-cell office:value-type="string" calcext:value-type="string">
            <text:p>Hz</text:p>
          </table:table-cell>
          <table:table-cell table:style-name="ce4" table:formula="of:=[.D6]*duració" office:value-type="float" office:value="14.8164" calcext:value-type="float">
            <text:p>15</text:p>
          </table:table-cell>
          <table:table-cell table:style-name="ce4" table:formula="of:=437500/[.D6]-30.125" office:value-type="float" office:value="1741.56042965903" calcext:value-type="float">
            <text:p>1742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Hz</text:p>
          </table:table-cell>
          <table:table-cell table:style-name="ce4" table:formula="of:=[.K6]*duració" office:value-type="float" office:value="18.6" calcext:value-type="float">
            <text:p>19</text:p>
          </table:table-cell>
          <table:table-cell table:style-name="ce4" table:formula="of:=437500/[.K6]-30.125" office:value-type="float" office:value="1381.16532258065" calcext:value-type="float">
            <text:p>1381</text:p>
          </table:table-cell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D#4</text:p>
          </table:table-cell>
          <table:table-cell office:value-type="float" office:value="311.13" calcext:value-type="float">
            <text:p>311,13</text:p>
          </table:table-cell>
          <table:table-cell office:value-type="string" calcext:value-type="string">
            <text:p>Hz</text:p>
          </table:table-cell>
          <table:table-cell table:style-name="ce4" table:formula="of:=[.D7]*duració" office:value-type="float" office:value="18.6678" calcext:value-type="float">
            <text:p>19</text:p>
          </table:table-cell>
          <table:table-cell table:style-name="ce4" table:formula="of:=437500/[.D7]-30.125" office:value-type="float" office:value="1376.03962571915" calcext:value-type="float">
            <text:p>1376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Hz</text:p>
          </table:table-cell>
          <table:table-cell table:style-name="ce4" table:formula="of:=[.K7]*duració" office:value-type="float" office:value="15.12" calcext:value-type="float">
            <text:p>15</text:p>
          </table:table-cell>
          <table:table-cell table:style-name="ce4" table:formula="of:=437500/[.K7]-30.125" office:value-type="float" office:value="1705.98611111111" calcext:value-type="float">
            <text:p>1706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F#4</text:p>
          </table:table-cell>
          <table:table-cell office:value-type="float" office:value="369.99" calcext:value-type="float">
            <text:p>369,99</text:p>
          </table:table-cell>
          <table:table-cell office:value-type="string" calcext:value-type="string">
            <text:p>Hz</text:p>
          </table:table-cell>
          <table:table-cell table:style-name="ce4" table:formula="of:=[.D8]*duració" office:value-type="float" office:value="22.1994" calcext:value-type="float">
            <text:p>22</text:p>
          </table:table-cell>
          <table:table-cell table:style-name="ce4" table:formula="of:=437500/[.D8]-30.125" office:value-type="float" office:value="1152.33939092948" calcext:value-type="float">
            <text:p>1152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Hz</text:p>
          </table:table-cell>
          <table:table-cell table:style-name="ce4" table:formula="of:=[.K8]*duració" office:value-type="float" office:value="12.54" calcext:value-type="float">
            <text:p>13</text:p>
          </table:table-cell>
          <table:table-cell table:style-name="ce4" table:formula="of:=437500/[.K8]-30.125" office:value-type="float" office:value="2063.1764354067" calcext:value-type="float">
            <text:p>2063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; Frequency of G sharp in octave of middle C = 415.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; Frequency of G sharp one octave higher = 830.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; Duration = 830.6 / 4 = 207.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; Pitch = 437500 / 830.6 - 30.125 = 496.6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7" office:value-type="string" calcext:value-type="string">
            <text:p>Hz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H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7"/>ld hl,497 <text:s text:c="10"/>; pitch.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1.2" calcext:value-type="float">
            <text:p>1,2</text:p>
          </table:table-cell>
          <table:table-cell table:style-name="ce4" table:formula="of:=[.I18]*[.J18]" office:value-type="float" office:value="50.4" calcext:value-type="float">
            <text:p>50</text:p>
          </table:table-cell>
          <table:table-cell table:style-name="ce4" table:formula="of:=437500/[.I18]-30.125" office:value-type="float" office:value="10386.5416666667" calcext:value-type="float">
            <text:p>103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7"/>ld de,208 <text:s text:c="10"/>; d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7"/>call 949 <text:s text:c="11"/>; ROM beeper routin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7"/>ret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 = Duration = Frequency * Second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HL = Pitch = 437500 / Frequency – 30.12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sound_v1_green:defw2335, 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mps nota = 1/10</text:p>
          </table:table-cell>
          <table:table-cell/>
          <table:table-cell table:style-name="ce3" table:formula="of:=3/50" office:value-type="float" office:value="0.06" calcext:value-type="float">
            <text:p>0,06000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nd_v1_red:defw1742, 2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ound_v1_yellow:defw1376, 2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ound_v1_cyan:defw1152, 30</text:p>
          </table:table-cell>
          <table:table-cell table:number-columns-repeated="6"/>
        </table:table-row>
      </table:table>
      <table:named-expressions>
        <table:named-range table:name="delta" table:base-cell-address="$Full1.$G$1" table:cell-range-address="$Full1.$G$1"/>
        <table:named-range table:name="deltav" table:base-cell-address="$Full1.$G$1" table:cell-range-address="$Full1.$G$1"/>
        <table:named-range table:name="duració" table:base-cell-address="$notes.$D$29" table:cell-range-address="$notes.$D$2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loext:min-decimal-places="6" number:min-integer-digits="1" number:grouping="true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8:56:47.56672088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8T15:09:17.241931279</meta:creation-date>
    <meta:generator>LibreOffice/6.3.4.2$Linux_X86_64 LibreOffice_project/30$Build-2</meta:generator>
    <dc:date>2020-01-21T20:30:20.821239402</dc:date>
    <meta:editing-duration>PT23H59M54S</meta:editing-duration>
    <meta:editing-cycles>13</meta:editing-cycles>
    <meta:document-statistic meta:table-count="2" meta:cell-count="20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line" chart:style-name="ch1">
        <chart:plot-area chart:style-name="ch2" table:cell-range-address="Full1.C2:Full1.C13" svg:x="0.32cm" svg:y="0.18cm" svg:width="15.368cm" svg:height="8.643cm">
          <chartooo:coordinate-region svg:x="1.28cm" svg:y="0.388cm" svg:width="14.2cm" svg:height="7.77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ull1.C2:Full1.C13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8">
                <text:p>0.678</text:p>
                <draw:g>
                  <svg:desc>Full1.C2:Full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4666666666667">
                <text:p>0.544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28">
                <text:p>0.5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2333333333333">
                <text:p>0.45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3285714285714">
                <text:p>0.443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6625">
                <text:p>0.426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8888888888889">
                <text:p>0.42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0909090909091">
                <text:p>0.350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2666666666667">
                <text:p>0.322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